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1"/>
          <table:table-cell office:value-type="float" office:value="0.01494106" calcext:value-type="float">
            <text:p>0.014941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7682741" calcext:value-type="float">
            <text:p>0.97682741</text:p>
          </table:table-cell>
          <table:table-cell office:value-type="float" office:value="0.00401197" calcext:value-type="float">
            <text:p>0.00401197</text:p>
          </table:table-cell>
          <table:table-cell office:value-type="float" office:value="0.01439018" calcext:value-type="float">
            <text:p>0.01439018</text:p>
          </table:table-cell>
          <table:table-cell office:value-type="float" office:value="0.00477044" calcext:value-type="float">
            <text:p>0.00477044</text:p>
          </table:table-cell>
          <table:table-cell office:value-type="float" office:value="0.00552574" calcext:value-type="float">
            <text:p>0.00552574</text:p>
          </table:table-cell>
          <table:table-cell office:value-type="float" office:value="0.98357832" calcext:value-type="float">
            <text:p>0.98357832</text:p>
          </table:table-cell>
          <table:table-cell office:value-type="float" office:value="0.000004694" calcext:value-type="float">
            <text:p>4.69E-06</text:p>
          </table:table-cell>
          <table:table-cell office:value-type="float" office:value="0.01089125" calcext:value-type="float">
            <text:p>0.01089125</text:p>
          </table:table-cell>
          <table:table-cell office:value-type="float" office:value="0.00872129" calcext:value-type="float">
            <text:p>0.00872129</text:p>
          </table:table-cell>
          <table:table-cell office:value-type="float" office:value="0.00007384" calcext:value-type="float">
            <text:p>7.384E-05</text:p>
          </table:table-cell>
          <table:table-cell office:value-type="float" office:value="0.96269431" calcext:value-type="float">
            <text:p>0.96269431</text:p>
          </table:table-cell>
          <table:table-cell office:value-type="float" office:value="0.02851056" calcext:value-type="float">
            <text:p>0.028510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7479684" calcext:value-type="float">
            <text:p>0.97479684</text:p>
          </table:table-cell>
          <table:table-cell office:value-type="float" office:value="0.00401308" calcext:value-type="float">
            <text:p>0.00401308</text:p>
          </table:table-cell>
          <table:table-cell office:value-type="float" office:value="0.01592873" calcext:value-type="float">
            <text:p>0.01592873</text:p>
          </table:table-cell>
          <table:table-cell office:value-type="float" office:value="0.00526134" calcext:value-type="float">
            <text:p>0.00526134</text:p>
          </table:table-cell>
          <table:table-cell office:value-type="float" office:value="0.00550664" calcext:value-type="float">
            <text:p>0.00550664</text:p>
          </table:table-cell>
          <table:table-cell office:value-type="float" office:value="0.98249275" calcext:value-type="float">
            <text:p>0.98249275</text:p>
          </table:table-cell>
          <table:table-cell office:value-type="float" office:value="0.000005189" calcext:value-type="float">
            <text:p>5.19E-06</text:p>
          </table:table-cell>
          <table:table-cell office:value-type="float" office:value="0.01199542" calcext:value-type="float">
            <text:p>0.01199542</text:p>
          </table:table-cell>
          <table:table-cell office:value-type="float" office:value="0.00787015" calcext:value-type="float">
            <text:p>0.00787015</text:p>
          </table:table-cell>
          <table:table-cell office:value-type="float" office:value="0.00006679" calcext:value-type="float">
            <text:p>6.679E-05</text:p>
          </table:table-cell>
          <table:table-cell office:value-type="float" office:value="0.96362828" calcext:value-type="float">
            <text:p>0.96362828</text:p>
          </table:table-cell>
          <table:table-cell office:value-type="float" office:value="0.02843478" calcext:value-type="float">
            <text:p>0.028434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7254523" calcext:value-type="float">
            <text:p>0.97254523</text:p>
          </table:table-cell>
          <table:table-cell office:value-type="float" office:value="0.00402607" calcext:value-type="float">
            <text:p>0.00402607</text:p>
          </table:table-cell>
          <table:table-cell office:value-type="float" office:value="0.0176051" calcext:value-type="float">
            <text:p>0.0176051</text:p>
          </table:table-cell>
          <table:table-cell office:value-type="float" office:value="0.0058236" calcext:value-type="float">
            <text:p>0.0058236</text:p>
          </table:table-cell>
          <table:table-cell office:value-type="float" office:value="0.00546959" calcext:value-type="float">
            <text:p>0.00546959</text:p>
          </table:table-cell>
          <table:table-cell office:value-type="float" office:value="0.9813062" calcext:value-type="float">
            <text:p>0.9813062</text:p>
          </table:table-cell>
          <table:table-cell office:value-type="float" office:value="0.00000571" calcext:value-type="float">
            <text:p>5.71E-06</text:p>
          </table:table-cell>
          <table:table-cell office:value-type="float" office:value="0.01321851" calcext:value-type="float">
            <text:p>0.01321851</text:p>
          </table:table-cell>
          <table:table-cell office:value-type="float" office:value="0.00710949" calcext:value-type="float">
            <text:p>0.00710949</text:p>
          </table:table-cell>
          <table:table-cell office:value-type="float" office:value="0.00006067" calcext:value-type="float">
            <text:p>6.067E-05</text:p>
          </table:table-cell>
          <table:table-cell office:value-type="float" office:value="0.96433246" calcext:value-type="float">
            <text:p>0.96433246</text:p>
          </table:table-cell>
          <table:table-cell office:value-type="float" office:value="0.02849737" calcext:value-type="float">
            <text:p>0.028497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7005207" calcext:value-type="float">
            <text:p>0.97005207</text:p>
          </table:table-cell>
          <table:table-cell office:value-type="float" office:value="0.00405096" calcext:value-type="float">
            <text:p>0.00405096</text:p>
          </table:table-cell>
          <table:table-cell office:value-type="float" office:value="0.01942802" calcext:value-type="float">
            <text:p>0.01942802</text:p>
          </table:table-cell>
          <table:table-cell office:value-type="float" office:value="0.00646895" calcext:value-type="float">
            <text:p>0.00646895</text:p>
          </table:table-cell>
          <table:table-cell office:value-type="float" office:value="0.00541486" calcext:value-type="float">
            <text:p>0.00541486</text:p>
          </table:table-cell>
          <table:table-cell office:value-type="float" office:value="0.98000511" calcext:value-type="float">
            <text:p>0.98000511</text:p>
          </table:table-cell>
          <table:table-cell office:value-type="float" office:value="0.000006254" calcext:value-type="float">
            <text:p>6.25E-06</text:p>
          </table:table-cell>
          <table:table-cell office:value-type="float" office:value="0.01457377" calcext:value-type="float">
            <text:p>0.01457377</text:p>
          </table:table-cell>
          <table:table-cell office:value-type="float" office:value="0.00642912" calcext:value-type="float">
            <text:p>0.00642912</text:p>
          </table:table-cell>
          <table:table-cell office:value-type="float" office:value="0.00005534" calcext:value-type="float">
            <text:p>5.534E-05</text:p>
          </table:table-cell>
          <table:table-cell office:value-type="float" office:value="0.964816" calcext:value-type="float">
            <text:p>0.964816</text:p>
          </table:table-cell>
          <table:table-cell office:value-type="float" office:value="0.02869954" calcext:value-type="float">
            <text:p>0.028699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6729463" calcext:value-type="float">
            <text:p>0.96729463</text:p>
          </table:table-cell>
          <table:table-cell office:value-type="float" office:value="0.00408787" calcext:value-type="float">
            <text:p>0.00408787</text:p>
          </table:table-cell>
          <table:table-cell office:value-type="float" office:value="0.02140623" calcext:value-type="float">
            <text:p>0.02140623</text:p>
          </table:table-cell>
          <table:table-cell office:value-type="float" office:value="0.00721128" calcext:value-type="float">
            <text:p>0.00721128</text:p>
          </table:table-cell>
          <table:table-cell office:value-type="float" office:value="0.00534291" calcext:value-type="float">
            <text:p>0.00534291</text:p>
          </table:table-cell>
          <table:table-cell office:value-type="float" office:value="0.97857429" calcext:value-type="float">
            <text:p>0.97857429</text:p>
          </table:table-cell>
          <table:table-cell office:value-type="float" office:value="0.000006818" calcext:value-type="float">
            <text:p>6.82E-06</text:p>
          </table:table-cell>
          <table:table-cell office:value-type="float" office:value="0.01607598" calcext:value-type="float">
            <text:p>0.01607598</text:p>
          </table:table-cell>
          <table:table-cell office:value-type="float" office:value="0.00582002" calcext:value-type="float">
            <text:p>0.00582002</text:p>
          </table:table-cell>
          <table:table-cell office:value-type="float" office:value="0.0000507" calcext:value-type="float">
            <text:p>5.07E-05</text:p>
          </table:table-cell>
          <table:table-cell office:value-type="float" office:value="0.96508484" calcext:value-type="float">
            <text:p>0.96508484</text:p>
          </table:table-cell>
          <table:table-cell office:value-type="float" office:value="0.02904443" calcext:value-type="float">
            <text:p>0.029044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6424759" calcext:value-type="float">
            <text:p>0.96424759</text:p>
          </table:table-cell>
          <table:table-cell office:value-type="float" office:value="0.00413699" calcext:value-type="float">
            <text:p>0.00413699</text:p>
          </table:table-cell>
          <table:table-cell office:value-type="float" office:value="0.02354837" calcext:value-type="float">
            <text:p>0.02354837</text:p>
          </table:table-cell>
          <table:table-cell office:value-type="float" office:value="0.00806705" calcext:value-type="float">
            <text:p>0.00806705</text:p>
          </table:table-cell>
          <table:table-cell office:value-type="float" office:value="0.00525435" calcext:value-type="float">
            <text:p>0.00525435</text:p>
          </table:table-cell>
          <table:table-cell office:value-type="float" office:value="0.97699672" calcext:value-type="float">
            <text:p>0.97699672</text:p>
          </table:table-cell>
          <table:table-cell office:value-type="float" office:value="0.0000074" calcext:value-type="float">
            <text:p>7.40E-06</text:p>
          </table:table-cell>
          <table:table-cell office:value-type="float" office:value="0.01774153" calcext:value-type="float">
            <text:p>0.01774153</text:p>
          </table:table-cell>
          <table:table-cell office:value-type="float" office:value="0.00527424" calcext:value-type="float">
            <text:p>0.00527424</text:p>
          </table:table-cell>
          <table:table-cell office:value-type="float" office:value="0.00004665" calcext:value-type="float">
            <text:p>4.665E-05</text:p>
          </table:table-cell>
          <table:table-cell office:value-type="float" office:value="0.96514186" calcext:value-type="float">
            <text:p>0.96514186</text:p>
          </table:table-cell>
          <table:table-cell office:value-type="float" office:value="0.02953726" calcext:value-type="float">
            <text:p>0.0295372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608827" calcext:value-type="float">
            <text:p>0.9608827</text:p>
          </table:table-cell>
          <table:table-cell office:value-type="float" office:value="0.00419864" calcext:value-type="float">
            <text:p>0.00419864</text:p>
          </table:table-cell>
          <table:table-cell office:value-type="float" office:value="0.02586286" calcext:value-type="float">
            <text:p>0.02586286</text:p>
          </table:table-cell>
          <table:table-cell office:value-type="float" office:value="0.0090558" calcext:value-type="float">
            <text:p>0.0090558</text:p>
          </table:table-cell>
          <table:table-cell office:value-type="float" office:value="0.00514993" calcext:value-type="float">
            <text:p>0.00514993</text:p>
          </table:table-cell>
          <table:table-cell office:value-type="float" office:value="0.97525345" calcext:value-type="float">
            <text:p>0.97525345</text:p>
          </table:table-cell>
          <table:table-cell office:value-type="float" office:value="0.000007993" calcext:value-type="float">
            <text:p>7.99E-06</text:p>
          </table:table-cell>
          <table:table-cell office:value-type="float" office:value="0.01958863" calcext:value-type="float">
            <text:p>0.01958863</text:p>
          </table:table-cell>
          <table:table-cell office:value-type="float" office:value="0.00478471" calcext:value-type="float">
            <text:p>0.00478471</text:p>
          </table:table-cell>
          <table:table-cell office:value-type="float" office:value="0.0000431" calcext:value-type="float">
            <text:p>4.31E-05</text:p>
          </table:table-cell>
          <table:table-cell office:value-type="float" office:value="0.9649868" calcext:value-type="float">
            <text:p>0.9649868</text:p>
          </table:table-cell>
          <table:table-cell office:value-type="float" office:value="0.03018539" calcext:value-type="float">
            <text:p>0.0301853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5716831" calcext:value-type="float">
            <text:p>0.95716831</text:p>
          </table:table-cell>
          <table:table-cell office:value-type="float" office:value="0.00427319" calcext:value-type="float">
            <text:p>0.00427319</text:p>
          </table:table-cell>
          <table:table-cell office:value-type="float" office:value="0.02835774" calcext:value-type="float">
            <text:p>0.02835774</text:p>
          </table:table-cell>
          <table:table-cell office:value-type="float" office:value="0.01020077" calcext:value-type="float">
            <text:p>0.01020077</text:p>
          </table:table-cell>
          <table:table-cell office:value-type="float" office:value="0.00503055" calcext:value-type="float">
            <text:p>0.00503055</text:p>
          </table:table-cell>
          <table:table-cell office:value-type="float" office:value="0.97332339" calcext:value-type="float">
            <text:p>0.97332339</text:p>
          </table:table-cell>
          <table:table-cell office:value-type="float" office:value="0.000008594" calcext:value-type="float">
            <text:p>8.59E-06</text:p>
          </table:table-cell>
          <table:table-cell office:value-type="float" office:value="0.02163746" calcext:value-type="float">
            <text:p>0.02163746</text:p>
          </table:table-cell>
          <table:table-cell office:value-type="float" office:value="0.00434522" calcext:value-type="float">
            <text:p>0.00434522</text:p>
          </table:table-cell>
          <table:table-cell office:value-type="float" office:value="0.00003999" calcext:value-type="float">
            <text:p>3.999E-05</text:p>
          </table:table-cell>
          <table:table-cell office:value-type="float" office:value="0.96461627" calcext:value-type="float">
            <text:p>0.96461627</text:p>
          </table:table-cell>
          <table:table-cell office:value-type="float" office:value="0.03099852" calcext:value-type="float">
            <text:p>0.030998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5306886" calcext:value-type="float">
            <text:p>0.95306886</text:p>
          </table:table-cell>
          <table:table-cell office:value-type="float" office:value="0.00436111" calcext:value-type="float">
            <text:p>0.00436111</text:p>
          </table:table-cell>
          <table:table-cell office:value-type="float" office:value="0.03104043" calcext:value-type="float">
            <text:p>0.03104043</text:p>
          </table:table-cell>
          <table:table-cell office:value-type="float" office:value="0.01152961" calcext:value-type="float">
            <text:p>0.01152961</text:p>
          </table:table-cell>
          <table:table-cell office:value-type="float" office:value="0.00489723" calcext:value-type="float">
            <text:p>0.00489723</text:p>
          </table:table-cell>
          <table:table-cell office:value-type="float" office:value="0.97118316" calcext:value-type="float">
            <text:p>0.97118316</text:p>
          </table:table-cell>
          <table:table-cell office:value-type="float" office:value="0.000009198" calcext:value-type="float">
            <text:p>9.20E-06</text:p>
          </table:table-cell>
          <table:table-cell office:value-type="float" office:value="0.02391041" calcext:value-type="float">
            <text:p>0.02391041</text:p>
          </table:table-cell>
          <table:table-cell office:value-type="float" office:value="0.00395025" calcext:value-type="float">
            <text:p>0.00395025</text:p>
          </table:table-cell>
          <table:table-cell office:value-type="float" office:value="0.00003726" calcext:value-type="float">
            <text:p>3.726E-05</text:p>
          </table:table-cell>
          <table:table-cell office:value-type="float" office:value="0.96402355" calcext:value-type="float">
            <text:p>0.96402355</text:p>
          </table:table-cell>
          <table:table-cell office:value-type="float" office:value="0.03198893" calcext:value-type="float">
            <text:p>0.0319889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4854423" calcext:value-type="float">
            <text:p>0.94854423</text:p>
          </table:table-cell>
          <table:table-cell office:value-type="float" office:value="0.00446296" calcext:value-type="float">
            <text:p>0.00446296</text:p>
          </table:table-cell>
          <table:table-cell office:value-type="float" office:value="0.03391752" calcext:value-type="float">
            <text:p>0.03391752</text:p>
          </table:table-cell>
          <table:table-cell office:value-type="float" office:value="0.01307529" calcext:value-type="float">
            <text:p>0.01307529</text:p>
          </table:table-cell>
          <table:table-cell office:value-type="float" office:value="0.0047511" calcext:value-type="float">
            <text:p>0.0047511</text:p>
          </table:table-cell>
          <table:table-cell office:value-type="float" office:value="0.96880685" calcext:value-type="float">
            <text:p>0.96880685</text:p>
          </table:table-cell>
          <table:table-cell office:value-type="float" office:value="0.000009797" calcext:value-type="float">
            <text:p>9.80E-06</text:p>
          </table:table-cell>
          <table:table-cell office:value-type="float" office:value="0.02643225" calcext:value-type="float">
            <text:p>0.02643225</text:p>
          </table:table-cell>
          <table:table-cell office:value-type="float" office:value="0.00359493" calcext:value-type="float">
            <text:p>0.00359493</text:p>
          </table:table-cell>
          <table:table-cell office:value-type="float" office:value="0.00003487" calcext:value-type="float">
            <text:p>3.487E-05</text:p>
          </table:table-cell>
          <table:table-cell office:value-type="float" office:value="0.96319847" calcext:value-type="float">
            <text:p>0.96319847</text:p>
          </table:table-cell>
          <table:table-cell office:value-type="float" office:value="0.03317174" calcext:value-type="float">
            <text:p>0.033171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4354899" calcext:value-type="float">
            <text:p>0.94354899</text:p>
          </table:table-cell>
          <table:table-cell office:value-type="float" office:value="0.00457937" calcext:value-type="float">
            <text:p>0.00457937</text:p>
          </table:table-cell>
          <table:table-cell office:value-type="float" office:value="0.03699451" calcext:value-type="float">
            <text:p>0.03699451</text:p>
          </table:table-cell>
          <table:table-cell office:value-type="float" office:value="0.01487714" calcext:value-type="float">
            <text:p>0.01487714</text:p>
          </table:table-cell>
          <table:table-cell office:value-type="float" office:value="0.00459338" calcext:value-type="float">
            <text:p>0.00459338</text:p>
          </table:table-cell>
          <table:table-cell office:value-type="float" office:value="0.9661659" calcext:value-type="float">
            <text:p>0.9661659</text:p>
          </table:table-cell>
          <table:table-cell office:value-type="float" office:value="0.00001039" calcext:value-type="float">
            <text:p>1.04E-05</text:p>
          </table:table-cell>
          <table:table-cell office:value-type="float" office:value="0.02923034" calcext:value-type="float">
            <text:p>0.02923034</text:p>
          </table:table-cell>
          <table:table-cell office:value-type="float" office:value="0.00327492" calcext:value-type="float">
            <text:p>0.00327492</text:p>
          </table:table-cell>
          <table:table-cell office:value-type="float" office:value="0.00003276" calcext:value-type="float">
            <text:p>3.276E-05</text:p>
          </table:table-cell>
          <table:table-cell office:value-type="float" office:value="0.96212705" calcext:value-type="float">
            <text:p>0.96212705</text:p>
          </table:table-cell>
          <table:table-cell office:value-type="float" office:value="0.03456527" calcext:value-type="float">
            <text:p>0.034565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3803148" calcext:value-type="float">
            <text:p>0.93803148</text:p>
          </table:table-cell>
          <table:table-cell office:value-type="float" office:value="0.00471105" calcext:value-type="float">
            <text:p>0.00471105</text:p>
          </table:table-cell>
          <table:table-cell office:value-type="float" office:value="0.04027537" calcext:value-type="float">
            <text:p>0.04027537</text:p>
          </table:table-cell>
          <table:table-cell office:value-type="float" office:value="0.0169821" calcext:value-type="float">
            <text:p>0.0169821</text:p>
          </table:table-cell>
          <table:table-cell office:value-type="float" office:value="0.00442538" calcext:value-type="float">
            <text:p>0.00442538</text:p>
          </table:table-cell>
          <table:table-cell office:value-type="float" office:value="0.9632288" calcext:value-type="float">
            <text:p>0.9632288</text:p>
          </table:table-cell>
          <table:table-cell table:style-name="Default" office:value-type="float" office:value="0.00001096" calcext:value-type="float">
            <text:p>1.096E-05</text:p>
          </table:table-cell>
          <table:table-cell office:value-type="float" office:value="0.03233486" calcext:value-type="float">
            <text:p>0.03233486</text:p>
          </table:table-cell>
          <table:table-cell office:value-type="float" office:value="0.0029864" calcext:value-type="float">
            <text:p>0.0029864</text:p>
          </table:table-cell>
          <table:table-cell office:value-type="float" office:value="0.00003092" calcext:value-type="float">
            <text:p>3.092E-05</text:p>
          </table:table-cell>
          <table:table-cell office:value-type="float" office:value="0.96079122" calcext:value-type="float">
            <text:p>0.96079122</text:p>
          </table:table-cell>
          <table:table-cell office:value-type="float" office:value="0.03619147" calcext:value-type="float">
            <text:p>0.036191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3193279" calcext:value-type="float">
            <text:p>0.93193279</text:p>
          </table:table-cell>
          <table:table-cell office:value-type="float" office:value="0.00485879" calcext:value-type="float">
            <text:p>0.00485879</text:p>
          </table:table-cell>
          <table:table-cell office:value-type="float" office:value="0.04376219" calcext:value-type="float">
            <text:p>0.04376219</text:p>
          </table:table-cell>
          <table:table-cell office:value-type="float" office:value="0.01944623" calcext:value-type="float">
            <text:p>0.01944623</text:p>
          </table:table-cell>
          <table:table-cell office:value-type="float" office:value="0.00424846" calcext:value-type="float">
            <text:p>0.00424846</text:p>
          </table:table-cell>
          <table:table-cell office:value-type="float" office:value="0.959961" calcext:value-type="float">
            <text:p>0.959961</text:p>
          </table:table-cell>
          <table:table-cell table:style-name="Default" office:value-type="float" office:value="0.0000115" calcext:value-type="float">
            <text:p>1.15E-05</text:p>
          </table:table-cell>
          <table:table-cell office:value-type="float" office:value="0.03577904" calcext:value-type="float">
            <text:p>0.03577904</text:p>
          </table:table-cell>
          <table:table-cell office:value-type="float" office:value="0.00272597" calcext:value-type="float">
            <text:p>0.00272597</text:p>
          </table:table-cell>
          <table:table-cell office:value-type="float" office:value="0.0000293" calcext:value-type="float">
            <text:p>2.93E-05</text:p>
          </table:table-cell>
          <table:table-cell office:value-type="float" office:value="0.95916829" calcext:value-type="float">
            <text:p>0.95916829</text:p>
          </table:table-cell>
          <table:table-cell office:value-type="float" office:value="0.03807644" calcext:value-type="float">
            <text:p>0.0380764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51855" calcext:value-type="float">
            <text:p>0.9251855</text:p>
          </table:table-cell>
          <table:table-cell office:value-type="float" office:value="0.00502342" calcext:value-type="float">
            <text:p>0.00502342</text:p>
          </table:table-cell>
          <table:table-cell office:value-type="float" office:value="0.04745464" calcext:value-type="float">
            <text:p>0.04745464</text:p>
          </table:table-cell>
          <table:table-cell office:value-type="float" office:value="0.02233644" calcext:value-type="float">
            <text:p>0.02233644</text:p>
          </table:table-cell>
          <table:table-cell office:value-type="float" office:value="0.00406403" calcext:value-type="float">
            <text:p>0.00406403</text:p>
          </table:table-cell>
          <table:table-cell office:value-type="float" office:value="0.95632459" calcext:value-type="float">
            <text:p>0.95632459</text:p>
          </table:table-cell>
          <table:table-cell table:style-name="Default" office:value-type="float" office:value="0.00001202" calcext:value-type="float">
            <text:p>1.202E-05</text:p>
          </table:table-cell>
          <table:table-cell office:value-type="float" office:value="0.03959936" calcext:value-type="float">
            <text:p>0.03959936</text:p>
          </table:table-cell>
          <table:table-cell office:value-type="float" office:value="0.00249062" calcext:value-type="float">
            <text:p>0.00249062</text:p>
          </table:table-cell>
          <table:table-cell office:value-type="float" office:value="0.00002788" calcext:value-type="float">
            <text:p>2.788E-05</text:p>
          </table:table-cell>
          <table:table-cell office:value-type="float" office:value="0.95723047" calcext:value-type="float">
            <text:p>0.95723047</text:p>
          </table:table-cell>
          <table:table-cell office:value-type="float" office:value="0.04025104" calcext:value-type="float">
            <text:p>0.0402510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1771224" calcext:value-type="float">
            <text:p>0.91771224</text:p>
          </table:table-cell>
          <table:table-cell office:value-type="float" office:value="0.0052058" calcext:value-type="float">
            <text:p>0.0052058</text:p>
          </table:table-cell>
          <table:table-cell office:value-type="float" office:value="0.05134935" calcext:value-type="float">
            <text:p>0.05134935</text:p>
          </table:table-cell>
          <table:table-cell office:value-type="float" office:value="0.02573262" calcext:value-type="float">
            <text:p>0.02573262</text:p>
          </table:table-cell>
          <table:table-cell office:value-type="float" office:value="0.00387351" calcext:value-type="float">
            <text:p>0.00387351</text:p>
          </table:table-cell>
          <table:table-cell office:value-type="float" office:value="0.95227822" calcext:value-type="float">
            <text:p>0.95227822</text:p>
          </table:table-cell>
          <table:table-cell table:style-name="Default" office:value-type="float" office:value="0.0000125" calcext:value-type="float">
            <text:p>1.25E-05</text:p>
          </table:table-cell>
          <table:table-cell office:value-type="float" office:value="0.04383577" calcext:value-type="float">
            <text:p>0.04383577</text:p>
          </table:table-cell>
          <table:table-cell office:value-type="float" office:value="0.00227767" calcext:value-type="float">
            <text:p>0.00227767</text:p>
          </table:table-cell>
          <table:table-cell office:value-type="float" office:value="0.00002663" calcext:value-type="float">
            <text:p>2.663E-05</text:p>
          </table:table-cell>
          <table:table-cell office:value-type="float" office:value="0.95494412" calcext:value-type="float">
            <text:p>0.95494412</text:p>
          </table:table-cell>
          <table:table-cell office:value-type="float" office:value="0.04275158" calcext:value-type="float">
            <text:p>0.0427515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0942413" calcext:value-type="float">
            <text:p>0.90942413</text:p>
          </table:table-cell>
          <table:table-cell office:value-type="float" office:value="0.00540681" calcext:value-type="float">
            <text:p>0.00540681</text:p>
          </table:table-cell>
          <table:table-cell office:value-type="float" office:value="0.05543914" calcext:value-type="float">
            <text:p>0.05543914</text:p>
          </table:table-cell>
          <table:table-cell office:value-type="float" office:value="0.02972992" calcext:value-type="float">
            <text:p>0.02972992</text:p>
          </table:table-cell>
          <table:table-cell office:value-type="float" office:value="0.00367835" calcext:value-type="float">
            <text:p>0.00367835</text:p>
          </table:table-cell>
          <table:table-cell office:value-type="float" office:value="0.94777685" calcext:value-type="float">
            <text:p>0.94777685</text:p>
          </table:table-cell>
          <table:table-cell table:style-name="Default" office:value-type="float" office:value="0.00001293" calcext:value-type="float">
            <text:p>1.293E-05</text:p>
          </table:table-cell>
          <table:table-cell office:value-type="float" office:value="0.04853186" calcext:value-type="float">
            <text:p>0.04853186</text:p>
          </table:table-cell>
          <table:table-cell office:value-type="float" office:value="0.00208473" calcext:value-type="float">
            <text:p>0.00208473</text:p>
          </table:table-cell>
          <table:table-cell office:value-type="float" office:value="0.00002555" calcext:value-type="float">
            <text:p>2.555E-05</text:p>
          </table:table-cell>
          <table:table-cell office:value-type="float" office:value="0.95226899" calcext:value-type="float">
            <text:p>0.95226899</text:p>
          </table:table-cell>
          <table:table-cell office:value-type="float" office:value="0.04562073" calcext:value-type="float">
            <text:p>0.045620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0021895" calcext:value-type="float">
            <text:p>0.90021895</text:p>
          </table:table-cell>
          <table:table-cell office:value-type="float" office:value="0.0056273" calcext:value-type="float">
            <text:p>0.0056273</text:p>
          </table:table-cell>
          <table:table-cell office:value-type="float" office:value="0.05971216" calcext:value-type="float">
            <text:p>0.05971216</text:p>
          </table:table-cell>
          <table:table-cell office:value-type="float" office:value="0.03444159" calcext:value-type="float">
            <text:p>0.03444159</text:p>
          </table:table-cell>
          <table:table-cell office:value-type="float" office:value="0.00347998" calcext:value-type="float">
            <text:p>0.00347998</text:p>
          </table:table-cell>
          <table:table-cell office:value-type="float" office:value="0.94277166" calcext:value-type="float">
            <text:p>0.94277166</text:p>
          </table:table-cell>
          <table:table-cell table:style-name="Default" office:value-type="float" office:value="0.00001331" calcext:value-type="float">
            <text:p>1.331E-05</text:p>
          </table:table-cell>
          <table:table-cell office:value-type="float" office:value="0.05373505" calcext:value-type="float">
            <text:p>0.05373505</text:p>
          </table:table-cell>
          <table:table-cell office:value-type="float" office:value="0.0019097" calcext:value-type="float">
            <text:p>0.0019097</text:p>
          </table:table-cell>
          <table:table-cell office:value-type="float" office:value="0.00002461" calcext:value-type="float">
            <text:p>2.461E-05</text:p>
          </table:table-cell>
          <table:table-cell office:value-type="float" office:value="0.94915726" calcext:value-type="float">
            <text:p>0.94915726</text:p>
          </table:table-cell>
          <table:table-cell office:value-type="float" office:value="0.04890844" calcext:value-type="float">
            <text:p>0.0489084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8997927" calcext:value-type="float">
            <text:p>0.88997927</text:p>
          </table:table-cell>
          <table:table-cell office:value-type="float" office:value="0.00586804" calcext:value-type="float">
            <text:p>0.00586804</text:p>
          </table:table-cell>
          <table:table-cell office:value-type="float" office:value="0.06415082" calcext:value-type="float">
            <text:p>0.06415082</text:p>
          </table:table-cell>
          <table:table-cell office:value-type="float" office:value="0.04000187" calcext:value-type="float">
            <text:p>0.04000187</text:p>
          </table:table-cell>
          <table:table-cell office:value-type="float" office:value="0.00327979" calcext:value-type="float">
            <text:p>0.00327979</text:p>
          </table:table-cell>
          <table:table-cell office:value-type="float" office:value="0.93720992" calcext:value-type="float">
            <text:p>0.93720992</text:p>
          </table:table-cell>
          <table:table-cell table:style-name="Default" office:value-type="float" office:value="0.00001363" calcext:value-type="float">
            <text:p>1.363E-05</text:p>
          </table:table-cell>
          <table:table-cell office:value-type="float" office:value="0.05949665" calcext:value-type="float">
            <text:p>0.05949665</text:p>
          </table:table-cell>
          <table:table-cell office:value-type="float" office:value="0.00175067" calcext:value-type="float">
            <text:p>0.00175067</text:p>
          </table:table-cell>
          <table:table-cell office:value-type="float" office:value="0.00002379" calcext:value-type="float">
            <text:p>2.379E-05</text:p>
          </table:table-cell>
          <table:table-cell office:value-type="float" office:value="0.94555243" calcext:value-type="float">
            <text:p>0.94555243</text:p>
          </table:table-cell>
          <table:table-cell office:value-type="float" office:value="0.05267311" calcext:value-type="float">
            <text:p>0.052673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7857049" calcext:value-type="float">
            <text:p>0.87857049</text:p>
          </table:table-cell>
          <table:table-cell office:value-type="float" office:value="0.00612963" calcext:value-type="float">
            <text:p>0.00612963</text:p>
          </table:table-cell>
          <table:table-cell office:value-type="float" office:value="0.06873053" calcext:value-type="float">
            <text:p>0.06873053</text:p>
          </table:table-cell>
          <table:table-cell office:value-type="float" office:value="0.04656935" calcext:value-type="float">
            <text:p>0.04656935</text:p>
          </table:table-cell>
          <table:table-cell office:value-type="float" office:value="0.00307915" calcext:value-type="float">
            <text:p>0.00307915</text:p>
          </table:table-cell>
          <table:table-cell office:value-type="float" office:value="0.93103503" calcext:value-type="float">
            <text:p>0.93103503</text:p>
          </table:table-cell>
          <table:table-cell table:style-name="Default" office:value-type="float" office:value="0.00001389" calcext:value-type="float">
            <text:p>1.389E-05</text:p>
          </table:table-cell>
          <table:table-cell office:value-type="float" office:value="0.06587193" calcext:value-type="float">
            <text:p>0.06587193</text:p>
          </table:table-cell>
          <table:table-cell office:value-type="float" office:value="0.00160597" calcext:value-type="float">
            <text:p>0.00160597</text:p>
          </table:table-cell>
          <table:table-cell office:value-type="float" office:value="0.0000231" calcext:value-type="float">
            <text:p>2.31E-05</text:p>
          </table:table-cell>
          <table:table-cell office:value-type="float" office:value="0.94138806" calcext:value-type="float">
            <text:p>0.94138806</text:p>
          </table:table-cell>
          <table:table-cell office:value-type="float" office:value="0.05698288" calcext:value-type="float">
            <text:p>0.0569828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6583907" calcext:value-type="float">
            <text:p>0.86583907</text:p>
          </table:table-cell>
          <table:table-cell office:value-type="float" office:value="0.00641243" calcext:value-type="float">
            <text:p>0.00641243</text:p>
          </table:table-cell>
          <table:table-cell office:value-type="float" office:value="0.07341826" calcext:value-type="float">
            <text:p>0.07341826</text:p>
          </table:table-cell>
          <table:table-cell office:value-type="float" office:value="0.05433024" calcext:value-type="float">
            <text:p>0.05433024</text:p>
          </table:table-cell>
          <table:table-cell office:value-type="float" office:value="0.00287936" calcext:value-type="float">
            <text:p>0.00287936</text:p>
          </table:table-cell>
          <table:table-cell office:value-type="float" office:value="0.92418653" calcext:value-type="float">
            <text:p>0.92418653</text:p>
          </table:table-cell>
          <table:table-cell table:style-name="Default" office:value-type="float" office:value="0.00001408" calcext:value-type="float">
            <text:p>1.408E-05</text:p>
          </table:table-cell>
          <table:table-cell office:value-type="float" office:value="0.07292003" calcext:value-type="float">
            <text:p>0.07292003</text:p>
          </table:table-cell>
          <table:table-cell office:value-type="float" office:value="0.00147408" calcext:value-type="float">
            <text:p>0.00147408</text:p>
          </table:table-cell>
          <table:table-cell office:value-type="float" office:value="0.0000225" calcext:value-type="float">
            <text:p>2.25E-05</text:p>
          </table:table-cell>
          <table:table-cell office:value-type="float" office:value="0.93658632" calcext:value-type="float">
            <text:p>0.93658632</text:p>
          </table:table-cell>
          <table:table-cell office:value-type="float" office:value="0.06191709" calcext:value-type="float">
            <text:p>0.0619170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5161111" calcext:value-type="float">
            <text:p>0.85161111</text:p>
          </table:table-cell>
          <table:table-cell office:value-type="float" office:value="0.00671643" calcext:value-type="float">
            <text:p>0.00671643</text:p>
          </table:table-cell>
          <table:table-cell office:value-type="float" office:value="0.07817091" calcext:value-type="float">
            <text:p>0.07817091</text:p>
          </table:table-cell>
          <table:table-cell office:value-type="float" office:value="0.06350156" calcext:value-type="float">
            <text:p>0.06350156</text:p>
          </table:table-cell>
          <table:table-cell office:value-type="float" office:value="0.00268167" calcext:value-type="float">
            <text:p>0.00268167</text:p>
          </table:table-cell>
          <table:table-cell office:value-type="float" office:value="0.91660029" calcext:value-type="float">
            <text:p>0.91660029</text:p>
          </table:table-cell>
          <table:table-cell table:style-name="Default" office:value-type="float" office:value="0.00001419" calcext:value-type="float">
            <text:p>1.419E-05</text:p>
          </table:table-cell>
          <table:table-cell office:value-type="float" office:value="0.08070385" calcext:value-type="float">
            <text:p>0.08070385</text:p>
          </table:table-cell>
          <table:table-cell office:value-type="float" office:value="0.00135367" calcext:value-type="float">
            <text:p>0.00135367</text:p>
          </table:table-cell>
          <table:table-cell office:value-type="float" office:value="0.00002201" calcext:value-type="float">
            <text:p>2.201E-05</text:p>
          </table:table-cell>
          <table:table-cell office:value-type="float" office:value="0.93105642" calcext:value-type="float">
            <text:p>0.93105642</text:p>
          </table:table-cell>
          <table:table-cell office:value-type="float" office:value="0.06756791" calcext:value-type="float">
            <text:p>0.067567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3569178" calcext:value-type="float">
            <text:p>0.83569178</text:p>
          </table:table-cell>
          <table:table-cell office:value-type="float" office:value="0.00704106" calcext:value-type="float">
            <text:p>0.00704106</text:p>
          </table:table-cell>
          <table:table-cell office:value-type="float" office:value="0.08293349" calcext:value-type="float">
            <text:p>0.08293349</text:p>
          </table:table-cell>
          <table:table-cell office:value-type="float" office:value="0.07433366" calcext:value-type="float">
            <text:p>0.07433366</text:p>
          </table:table-cell>
          <table:table-cell office:value-type="float" office:value="0.00248723" calcext:value-type="float">
            <text:p>0.00248723</text:p>
          </table:table-cell>
          <table:table-cell office:value-type="float" office:value="0.90820887" calcext:value-type="float">
            <text:p>0.90820887</text:p>
          </table:table-cell>
          <table:table-cell table:style-name="Default" office:value-type="float" office:value="0.00001423" calcext:value-type="float">
            <text:p>1.423E-05</text:p>
          </table:table-cell>
          <table:table-cell office:value-type="float" office:value="0.08928967" calcext:value-type="float">
            <text:p>0.08928967</text:p>
          </table:table-cell>
          <table:table-cell office:value-type="float" office:value="0.00124352" calcext:value-type="float">
            <text:p>0.00124352</text:p>
          </table:table-cell>
          <table:table-cell office:value-type="float" office:value="0.0000216" calcext:value-type="float">
            <text:p>2.16E-05</text:p>
          </table:table-cell>
          <table:table-cell office:value-type="float" office:value="0.92469284" calcext:value-type="float">
            <text:p>0.92469284</text:p>
          </table:table-cell>
          <table:table-cell office:value-type="float" office:value="0.07404203" calcext:value-type="float">
            <text:p>0.0740420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178661" calcext:value-type="float">
            <text:p>0.8178661</text:p>
          </table:table-cell>
          <table:table-cell office:value-type="float" office:value="0.00738504" calcext:value-type="float">
            <text:p>0.00738504</text:p>
          </table:table-cell>
          <table:table-cell office:value-type="float" office:value="0.08763732" calcext:value-type="float">
            <text:p>0.08763732</text:p>
          </table:table-cell>
          <table:table-cell office:value-type="float" office:value="0.08711154" calcext:value-type="float">
            <text:p>0.08711154</text:p>
          </table:table-cell>
          <table:table-cell office:value-type="float" office:value="0.00229712" calcext:value-type="float">
            <text:p>0.00229712</text:p>
          </table:table-cell>
          <table:table-cell office:value-type="float" office:value="0.89894199" calcext:value-type="float">
            <text:p>0.89894199</text:p>
          </table:table-cell>
          <table:table-cell table:style-name="Default" office:value-type="float" office:value="0.00001419" calcext:value-type="float">
            <text:p>1.419E-05</text:p>
          </table:table-cell>
          <table:table-cell office:value-type="float" office:value="0.0987467" calcext:value-type="float">
            <text:p>0.0987467</text:p>
          </table:table-cell>
          <table:table-cell office:value-type="float" office:value="0.00114256" calcext:value-type="float">
            <text:p>0.00114256</text:p>
          </table:table-cell>
          <table:table-cell office:value-type="float" office:value="0.00002127" calcext:value-type="float">
            <text:p>2.127E-05</text:p>
          </table:table-cell>
          <table:table-cell office:value-type="float" office:value="0.9173736" calcext:value-type="float">
            <text:p>0.9173736</text:p>
          </table:table-cell>
          <table:table-cell office:value-type="float" office:value="0.08146257" calcext:value-type="float">
            <text:p>0.0814625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9790185" calcext:value-type="float">
            <text:p>0.79790185</text:p>
          </table:table-cell>
          <table:table-cell office:value-type="float" office:value="0.00774609" calcext:value-type="float">
            <text:p>0.00774609</text:p>
          </table:table-cell>
          <table:table-cell office:value-type="float" office:value="0.0921982" calcext:value-type="float">
            <text:p>0.0921982</text:p>
          </table:table-cell>
          <table:table-cell office:value-type="float" office:value="0.10215386" calcext:value-type="float">
            <text:p>0.10215386</text:p>
          </table:table-cell>
          <table:table-cell office:value-type="float" office:value="0.00211231" calcext:value-type="float">
            <text:p>0.00211231</text:p>
          </table:table-cell>
          <table:table-cell office:value-type="float" office:value="0.88872731" calcext:value-type="float">
            <text:p>0.88872731</text:p>
          </table:table-cell>
          <table:table-cell table:style-name="Default" office:value-type="float" office:value="0.00001408" calcext:value-type="float">
            <text:p>1.408E-05</text:p>
          </table:table-cell>
          <table:table-cell office:value-type="float" office:value="0.10914631" calcext:value-type="float">
            <text:p>0.10914631</text:p>
          </table:table-cell>
          <table:table-cell office:value-type="float" office:value="0.00104981" calcext:value-type="float">
            <text:p>0.00104981</text:p>
          </table:table-cell>
          <table:table-cell office:value-type="float" office:value="0.00002101" calcext:value-type="float">
            <text:p>2.101E-05</text:p>
          </table:table-cell>
          <table:table-cell office:value-type="float" office:value="0.90895838" calcext:value-type="float">
            <text:p>0.90895838</text:p>
          </table:table-cell>
          <table:table-cell office:value-type="float" office:value="0.0899708" calcext:value-type="float">
            <text:p>0.089970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7555569" calcext:value-type="float">
            <text:p>0.77555569</text:p>
          </table:table-cell>
          <table:table-cell office:value-type="float" office:value="0.00812067" calcext:value-type="float">
            <text:p>0.00812067</text:p>
          </table:table-cell>
          <table:table-cell office:value-type="float" office:value="0.09651507" calcext:value-type="float">
            <text:p>0.09651507</text:p>
          </table:table-cell>
          <table:table-cell office:value-type="float" office:value="0.11980857" calcext:value-type="float">
            <text:p>0.11980857</text:p>
          </table:table-cell>
          <table:table-cell office:value-type="float" office:value="0.00193369" calcext:value-type="float">
            <text:p>0.00193369</text:p>
          </table:table-cell>
          <table:table-cell office:value-type="float" office:value="0.87749135" calcext:value-type="float">
            <text:p>0.87749135</text:p>
          </table:table-cell>
          <table:table-cell table:style-name="Default" office:value-type="float" office:value="0.00001388" calcext:value-type="float">
            <text:p>1.388E-05</text:p>
          </table:table-cell>
          <table:table-cell office:value-type="float" office:value="0.12056109" calcext:value-type="float">
            <text:p>0.12056109</text:p>
          </table:table-cell>
          <table:table-cell office:value-type="float" office:value="0.0009644" calcext:value-type="float">
            <text:p>0.0009644</text:p>
          </table:table-cell>
          <table:table-cell office:value-type="float" office:value="0.00002082" calcext:value-type="float">
            <text:p>2.082E-05</text:p>
          </table:table-cell>
          <table:table-cell office:value-type="float" office:value="0.89928697" calcext:value-type="float">
            <text:p>0.89928697</text:p>
          </table:table-cell>
          <table:table-cell office:value-type="float" office:value="0.09972781" calcext:value-type="float">
            <text:p>0.0997278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058362" calcext:value-type="float">
            <text:p>0.75058362</text:p>
          </table:table-cell>
          <table:table-cell office:value-type="float" office:value="0.00850368" calcext:value-type="float">
            <text:p>0.00850368</text:p>
          </table:table-cell>
          <table:table-cell office:value-type="float" office:value="0.10046932" calcext:value-type="float">
            <text:p>0.10046932</text:p>
          </table:table-cell>
          <table:table-cell office:value-type="float" office:value="0.14044337" calcext:value-type="float">
            <text:p>0.14044337</text:p>
          </table:table-cell>
          <table:table-cell office:value-type="float" office:value="0.00176202" calcext:value-type="float">
            <text:p>0.00176202</text:p>
          </table:table-cell>
          <table:table-cell office:value-type="float" office:value="0.86516082" calcext:value-type="float">
            <text:p>0.86516082</text:p>
          </table:table-cell>
          <table:table-cell table:style-name="Default" office:value-type="float" office:value="0.0000136" calcext:value-type="float">
            <text:p>1.36E-05</text:p>
          </table:table-cell>
          <table:table-cell office:value-type="float" office:value="0.13306356" calcext:value-type="float">
            <text:p>0.13306356</text:p>
          </table:table-cell>
          <table:table-cell office:value-type="float" office:value="0.00088554" calcext:value-type="float">
            <text:p>0.00088554</text:p>
          </table:table-cell>
          <table:table-cell office:value-type="float" office:value="0.00002068" calcext:value-type="float">
            <text:p>2.068E-05</text:p>
          </table:table-cell>
          <table:table-cell office:value-type="float" office:value="0.88817807" calcext:value-type="float">
            <text:p>0.88817807</text:p>
          </table:table-cell>
          <table:table-cell office:value-type="float" office:value="0.11091571" calcext:value-type="float">
            <text:p>0.1109157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2275695" calcext:value-type="float">
            <text:p>0.72275695</text:p>
          </table:table-cell>
          <table:table-cell office:value-type="float" office:value="0.00888819" calcext:value-type="float">
            <text:p>0.00888819</text:p>
          </table:table-cell>
          <table:table-cell office:value-type="float" office:value="0.10392546" calcext:value-type="float">
            <text:p>0.10392546</text:p>
          </table:table-cell>
          <table:table-cell office:value-type="float" office:value="0.1644294" calcext:value-type="float">
            <text:p>0.1644294</text:p>
          </table:table-cell>
          <table:table-cell office:value-type="float" office:value="0.00159797" calcext:value-type="float">
            <text:p>0.00159797</text:p>
          </table:table-cell>
          <table:table-cell office:value-type="float" office:value="0.8516642" calcext:value-type="float">
            <text:p>0.8516642</text:p>
          </table:table-cell>
          <table:table-cell table:style-name="Default" office:value-type="float" office:value="0.00001325" calcext:value-type="float">
            <text:p>1.325E-05</text:p>
          </table:table-cell>
          <table:table-cell office:value-type="float" office:value="0.14672458" calcext:value-type="float">
            <text:p>0.14672458</text:p>
          </table:table-cell>
          <table:table-cell office:value-type="float" office:value="0.00081252" calcext:value-type="float">
            <text:p>0.00081252</text:p>
          </table:table-cell>
          <table:table-cell office:value-type="float" office:value="0.0000206" calcext:value-type="float">
            <text:p>2.06E-05</text:p>
          </table:table-cell>
          <table:table-cell office:value-type="float" office:value="0.87542875" calcext:value-type="float">
            <text:p>0.87542875</text:p>
          </table:table-cell>
          <table:table-cell office:value-type="float" office:value="0.12373813" calcext:value-type="float">
            <text:p>0.123738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9188494" calcext:value-type="float">
            <text:p>0.69188494</text:p>
          </table:table-cell>
          <table:table-cell office:value-type="float" office:value="0.00926512" calcext:value-type="float">
            <text:p>0.00926512</text:p>
          </table:table-cell>
          <table:table-cell office:value-type="float" office:value="0.1067338" calcext:value-type="float">
            <text:p>0.1067338</text:p>
          </table:table-cell>
          <table:table-cell office:value-type="float" office:value="0.19211614" calcext:value-type="float">
            <text:p>0.19211614</text:p>
          </table:table-cell>
          <table:table-cell office:value-type="float" office:value="0.0014421" calcext:value-type="float">
            <text:p>0.0014421</text:p>
          </table:table-cell>
          <table:table-cell office:value-type="float" office:value="0.83693371" calcext:value-type="float">
            <text:p>0.83693371</text:p>
          </table:table-cell>
          <table:table-cell table:style-name="Default" office:value-type="float" office:value="0.00001283" calcext:value-type="float">
            <text:p>1.283E-05</text:p>
          </table:table-cell>
          <table:table-cell office:value-type="float" office:value="0.16161136" calcext:value-type="float">
            <text:p>0.16161136</text:p>
          </table:table-cell>
          <table:table-cell office:value-type="float" office:value="0.0007447" calcext:value-type="float">
            <text:p>0.0007447</text:p>
          </table:table-cell>
          <table:table-cell office:value-type="float" office:value="0.00002056" calcext:value-type="float">
            <text:p>2.056E-05</text:p>
          </table:table-cell>
          <table:table-cell office:value-type="float" office:value="0.86081529" calcext:value-type="float">
            <text:p>0.86081529</text:p>
          </table:table-cell>
          <table:table-cell office:value-type="float" office:value="0.13841945" calcext:value-type="float">
            <text:p>0.1384194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578443" calcext:value-type="float">
            <text:p>0.6578443</text:p>
          </table:table-cell>
          <table:table-cell office:value-type="float" office:value="0.00962322" calcext:value-type="float">
            <text:p>0.00962322</text:p>
          </table:table-cell>
          <table:table-cell office:value-type="float" office:value="0.10873582" calcext:value-type="float">
            <text:p>0.10873582</text:p>
          </table:table-cell>
          <table:table-cell office:value-type="float" office:value="0.22379666" calcext:value-type="float">
            <text:p>0.22379666</text:p>
          </table:table-cell>
          <table:table-cell office:value-type="float" office:value="0.00129485" calcext:value-type="float">
            <text:p>0.00129485</text:p>
          </table:table-cell>
          <table:table-cell office:value-type="float" office:value="0.8209076" calcext:value-type="float">
            <text:p>0.8209076</text:p>
          </table:table-cell>
          <table:table-cell table:style-name="Default" office:value-type="float" office:value="0.00001234" calcext:value-type="float">
            <text:p>1.234E-05</text:p>
          </table:table-cell>
          <table:table-cell office:value-type="float" office:value="0.17778521" calcext:value-type="float">
            <text:p>0.17778521</text:p>
          </table:table-cell>
          <table:table-cell office:value-type="float" office:value="0.00068153" calcext:value-type="float">
            <text:p>0.00068153</text:p>
          </table:table-cell>
          <table:table-cell office:value-type="float" office:value="0.00002055" calcext:value-type="float">
            <text:p>2.055E-05</text:p>
          </table:table-cell>
          <table:table-cell office:value-type="float" office:value="0.84409571" calcext:value-type="float">
            <text:p>0.84409571</text:p>
          </table:table-cell>
          <table:table-cell office:value-type="float" office:value="0.15520221" calcext:value-type="float">
            <text:p>0.155202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2061449" calcext:value-type="float">
            <text:p>0.62061449</text:p>
          </table:table-cell>
          <table:table-cell office:value-type="float" office:value="0.00994907" calcext:value-type="float">
            <text:p>0.00994907</text:p>
          </table:table-cell>
          <table:table-cell office:value-type="float" office:value="0.1097731" calcext:value-type="float">
            <text:p>0.1097731</text:p>
          </table:table-cell>
          <table:table-cell office:value-type="float" office:value="0.25966333" calcext:value-type="float">
            <text:p>0.25966333</text:p>
          </table:table-cell>
          <table:table-cell office:value-type="float" office:value="0.00115655" calcext:value-type="float">
            <text:p>0.00115655</text:p>
          </table:table-cell>
          <table:table-cell office:value-type="float" office:value="0.8035328" calcext:value-type="float">
            <text:p>0.8035328</text:p>
          </table:table-cell>
          <table:table-cell table:style-name="Default" office:value-type="float" office:value="0.0000118" calcext:value-type="float">
            <text:p>1.18E-05</text:p>
          </table:table-cell>
          <table:table-cell office:value-type="float" office:value="0.19529886" calcext:value-type="float">
            <text:p>0.19529886</text:p>
          </table:table-cell>
          <table:table-cell office:value-type="float" office:value="0.00062248" calcext:value-type="float">
            <text:p>0.00062248</text:p>
          </table:table-cell>
          <table:table-cell office:value-type="float" office:value="0.00002057" calcext:value-type="float">
            <text:p>2.057E-05</text:p>
          </table:table-cell>
          <table:table-cell office:value-type="float" office:value="0.82501504" calcext:value-type="float">
            <text:p>0.82501504</text:p>
          </table:table-cell>
          <table:table-cell office:value-type="float" office:value="0.17434191" calcext:value-type="float">
            <text:p>0.1743419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8031578" calcext:value-type="float">
            <text:p>0.58031578</text:p>
          </table:table-cell>
          <table:table-cell office:value-type="float" office:value="0.01022756" calcext:value-type="float">
            <text:p>0.01022756</text:p>
          </table:table-cell>
          <table:table-cell office:value-type="float" office:value="0.10969984" calcext:value-type="float">
            <text:p>0.10969984</text:p>
          </table:table-cell>
          <table:table-cell office:value-type="float" office:value="0.29975682" calcext:value-type="float">
            <text:p>0.29975682</text:p>
          </table:table-cell>
          <table:table-cell office:value-type="float" office:value="0.00102744" calcext:value-type="float">
            <text:p>0.00102744</text:p>
          </table:table-cell>
          <table:table-cell office:value-type="float" office:value="0.78476789" calcext:value-type="float">
            <text:p>0.78476789</text:p>
          </table:table-cell>
          <table:table-cell table:style-name="Default" office:value-type="float" office:value="0.0000112" calcext:value-type="float">
            <text:p>1.12E-05</text:p>
          </table:table-cell>
          <table:table-cell office:value-type="float" office:value="0.21419347" calcext:value-type="float">
            <text:p>0.21419347</text:p>
          </table:table-cell>
          <table:table-cell office:value-type="float" office:value="0.00056713" calcext:value-type="float">
            <text:p>0.00056713</text:p>
          </table:table-cell>
          <table:table-cell office:value-type="float" office:value="0.0000206" calcext:value-type="float">
            <text:p>2.06E-05</text:p>
          </table:table-cell>
          <table:table-cell office:value-type="float" office:value="0.80331403" calcext:value-type="float">
            <text:p>0.80331403</text:p>
          </table:table-cell>
          <table:table-cell office:value-type="float" office:value="0.19609823" calcext:value-type="float">
            <text:p>0.1960982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3724434" calcext:value-type="float">
            <text:p>0.53724434</text:p>
          </table:table-cell>
          <table:table-cell office:value-type="float" office:value="0.01044264" calcext:value-type="float">
            <text:p>0.01044264</text:p>
          </table:table-cell>
          <table:table-cell office:value-type="float" office:value="0.10839871" calcext:value-type="float">
            <text:p>0.10839871</text:p>
          </table:table-cell>
          <table:table-cell office:value-type="float" office:value="0.34391431" calcext:value-type="float">
            <text:p>0.34391431</text:p>
          </table:table-cell>
          <table:table-cell office:value-type="float" office:value="0.00090763" calcext:value-type="float">
            <text:p>0.00090763</text:p>
          </table:table-cell>
          <table:table-cell office:value-type="float" office:value="0.76458626" calcext:value-type="float">
            <text:p>0.76458626</text:p>
          </table:table-cell>
          <table:table-cell table:style-name="Default" office:value-type="float" office:value="0.00001056" calcext:value-type="float">
            <text:p>1.056E-05</text:p>
          </table:table-cell>
          <table:table-cell office:value-type="float" office:value="0.23449554" calcext:value-type="float">
            <text:p>0.23449554</text:p>
          </table:table-cell>
          <table:table-cell office:value-type="float" office:value="0.00051509" calcext:value-type="float">
            <text:p>0.00051509</text:p>
          </table:table-cell>
          <table:table-cell office:value-type="float" office:value="0.00002064" calcext:value-type="float">
            <text:p>2.064E-05</text:p>
          </table:table-cell>
          <table:table-cell office:value-type="float" office:value="0.77874247" calcext:value-type="float">
            <text:p>0.77874247</text:p>
          </table:table-cell>
          <table:table-cell office:value-type="float" office:value="0.22072181" calcext:value-type="float">
            <text:p>0.2207218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9189617" calcext:value-type="float">
            <text:p>0.49189617</text:p>
          </table:table-cell>
          <table:table-cell office:value-type="float" office:value="0.01057855" calcext:value-type="float">
            <text:p>0.01057855</text:p>
          </table:table-cell>
          <table:table-cell office:value-type="float" office:value="0.10579848" calcext:value-type="float">
            <text:p>0.10579848</text:p>
          </table:table-cell>
          <table:table-cell office:value-type="float" office:value="0.3917268" calcext:value-type="float">
            <text:p>0.3917268</text:p>
          </table:table-cell>
          <table:table-cell office:value-type="float" office:value="0.00079716" calcext:value-type="float">
            <text:p>0.00079716</text:p>
          </table:table-cell>
          <table:table-cell office:value-type="float" office:value="0.74297937" calcext:value-type="float">
            <text:p>0.74297937</text:p>
          </table:table-cell>
          <table:table-cell office:value-type="float" office:value="0.000009887" calcext:value-type="float">
            <text:p>9.89E-06</text:p>
          </table:table-cell>
          <table:table-cell office:value-type="float" office:value="0.25621358" calcext:value-type="float">
            <text:p>0.25621358</text:p>
          </table:table-cell>
          <table:table-cell office:value-type="float" office:value="0.00046604" calcext:value-type="float">
            <text:p>0.00046604</text:p>
          </table:table-cell>
          <table:table-cell office:value-type="float" office:value="0.00002066" calcext:value-type="float">
            <text:p>2.066E-05</text:p>
          </table:table-cell>
          <table:table-cell office:value-type="float" office:value="0.75107764" calcext:value-type="float">
            <text:p>0.75107764</text:p>
          </table:table-cell>
          <table:table-cell office:value-type="float" office:value="0.24843567" calcext:value-type="float">
            <text:p>0.248435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4497061" calcext:value-type="float">
            <text:p>0.44497061</text:p>
          </table:table-cell>
          <table:table-cell office:value-type="float" office:value="0.0106214" calcext:value-type="float">
            <text:p>0.0106214</text:p>
          </table:table-cell>
          <table:table-cell office:value-type="float" office:value="0.10189059" calcext:value-type="float">
            <text:p>0.10189059</text:p>
          </table:table-cell>
          <table:table-cell office:value-type="float" office:value="0.4425174" calcext:value-type="float">
            <text:p>0.4425174</text:p>
          </table:table-cell>
          <table:table-cell office:value-type="float" office:value="0.00069595" calcext:value-type="float">
            <text:p>0.00069595</text:p>
          </table:table-cell>
          <table:table-cell office:value-type="float" office:value="0.71995996" calcext:value-type="float">
            <text:p>0.71995996</text:p>
          </table:table-cell>
          <table:table-cell office:value-type="float" office:value="0.00000919" calcext:value-type="float">
            <text:p>9.19E-06</text:p>
          </table:table-cell>
          <table:table-cell office:value-type="float" office:value="0.2793349" calcext:value-type="float">
            <text:p>0.2793349</text:p>
          </table:table-cell>
          <table:table-cell office:value-type="float" office:value="0.00041972" calcext:value-type="float">
            <text:p>0.00041972</text:p>
          </table:table-cell>
          <table:table-cell office:value-type="float" office:value="0.00002065" calcext:value-type="float">
            <text:p>2.065E-05</text:p>
          </table:table-cell>
          <table:table-cell office:value-type="float" office:value="0.72014855" calcext:value-type="float">
            <text:p>0.72014855</text:p>
          </table:table-cell>
          <table:table-cell office:value-type="float" office:value="0.27941107" calcext:value-type="float">
            <text:p>0.2794110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9734557" calcext:value-type="float">
            <text:p>0.39734557</text:p>
          </table:table-cell>
          <table:table-cell office:value-type="float" office:value="0.01056088" calcext:value-type="float">
            <text:p>0.01056088</text:p>
          </table:table-cell>
          <table:table-cell office:value-type="float" office:value="0.09674109" calcext:value-type="float">
            <text:p>0.09674109</text:p>
          </table:table-cell>
          <table:table-cell office:value-type="float" office:value="0.49535246" calcext:value-type="float">
            <text:p>0.49535246</text:p>
          </table:table-cell>
          <table:table-cell office:value-type="float" office:value="0.00060385" calcext:value-type="float">
            <text:p>0.00060385</text:p>
          </table:table-cell>
          <table:table-cell office:value-type="float" office:value="0.69556498" calcext:value-type="float">
            <text:p>0.69556498</text:p>
          </table:table-cell>
          <table:table-cell office:value-type="float" office:value="0.000008478" calcext:value-type="float">
            <text:p>8.48E-06</text:p>
          </table:table-cell>
          <table:table-cell office:value-type="float" office:value="0.3038227" calcext:value-type="float">
            <text:p>0.3038227</text:p>
          </table:table-cell>
          <table:table-cell office:value-type="float" office:value="0.00037596" calcext:value-type="float">
            <text:p>0.00037596</text:p>
          </table:table-cell>
          <table:table-cell office:value-type="float" office:value="0.0000206" calcext:value-type="float">
            <text:p>2.06E-05</text:p>
          </table:table-cell>
          <table:table-cell office:value-type="float" office:value="0.68586525" calcext:value-type="float">
            <text:p>0.68586525</text:p>
          </table:table-cell>
          <table:table-cell office:value-type="float" office:value="0.31373819" calcext:value-type="float">
            <text:p>0.313738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5002162" calcext:value-type="float">
            <text:p>0.35002162</text:p>
          </table:table-cell>
          <table:table-cell office:value-type="float" office:value="0.01039181" calcext:value-type="float">
            <text:p>0.01039181</text:p>
          </table:table-cell>
          <table:table-cell office:value-type="float" office:value="0.09049413" calcext:value-type="float">
            <text:p>0.09049413</text:p>
          </table:table-cell>
          <table:table-cell office:value-type="float" office:value="0.54909244" calcext:value-type="float">
            <text:p>0.54909244</text:p>
          </table:table-cell>
          <table:table-cell office:value-type="float" office:value="0.0005206" calcext:value-type="float">
            <text:p>0.0005206</text:p>
          </table:table-cell>
          <table:table-cell office:value-type="float" office:value="0.66985803" calcext:value-type="float">
            <text:p>0.66985803</text:p>
          </table:table-cell>
          <table:table-cell office:value-type="float" office:value="0.000007762" calcext:value-type="float">
            <text:p>7.76E-06</text:p>
          </table:table-cell>
          <table:table-cell office:value-type="float" office:value="0.3296136" calcext:value-type="float">
            <text:p>0.3296136</text:p>
          </table:table-cell>
          <table:table-cell office:value-type="float" office:value="0.00033463" calcext:value-type="float">
            <text:p>0.00033463</text:p>
          </table:table-cell>
          <table:table-cell office:value-type="float" office:value="0.00002048" calcext:value-type="float">
            <text:p>2.048E-05</text:p>
          </table:table-cell>
          <table:table-cell office:value-type="float" office:value="0.64825136" calcext:value-type="float">
            <text:p>0.64825136</text:p>
          </table:table-cell>
          <table:table-cell office:value-type="float" office:value="0.35139353" calcext:value-type="float">
            <text:p>0.3513935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30403957" calcext:value-type="float">
            <text:p>0.30403957</text:p>
          </table:table-cell>
          <table:table-cell office:value-type="float" office:value="0.01011521" calcext:value-type="float">
            <text:p>0.01011521</text:p>
          </table:table-cell>
          <table:table-cell office:value-type="float" office:value="0.08336459" calcext:value-type="float">
            <text:p>0.08336459</text:p>
          </table:table-cell>
          <table:table-cell office:value-type="float" office:value="0.60248063" calcext:value-type="float">
            <text:p>0.60248063</text:p>
          </table:table-cell>
          <table:table-cell office:value-type="float" office:value="0.0004459" calcext:value-type="float">
            <text:p>0.0004459</text:p>
          </table:table-cell>
          <table:table-cell office:value-type="float" office:value="0.64293107" calcext:value-type="float">
            <text:p>0.64293107</text:p>
          </table:table-cell>
          <table:table-cell office:value-type="float" office:value="0.00000705" calcext:value-type="float">
            <text:p>7.05E-06</text:p>
          </table:table-cell>
          <table:table-cell office:value-type="float" office:value="0.35661598" calcext:value-type="float">
            <text:p>0.35661598</text:p>
          </table:table-cell>
          <table:table-cell office:value-type="float" office:value="0.00029568" calcext:value-type="float">
            <text:p>0.00029568</text:p>
          </table:table-cell>
          <table:table-cell office:value-type="float" office:value="0.00002028" calcext:value-type="float">
            <text:p>2.028E-05</text:p>
          </table:table-cell>
          <table:table-cell office:value-type="float" office:value="0.60747635" calcext:value-type="float">
            <text:p>0.60747635</text:p>
          </table:table-cell>
          <table:table-cell office:value-type="float" office:value="0.39220769" calcext:value-type="float">
            <text:p>0.3922076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2603846" calcext:value-type="float">
            <text:p>0.2603846</text:p>
          </table:table-cell>
          <table:table-cell office:value-type="float" office:value="0.0097385" calcext:value-type="float">
            <text:p>0.0097385</text:p>
          </table:table-cell>
          <table:table-cell office:value-type="float" office:value="0.07561986" calcext:value-type="float">
            <text:p>0.07561986</text:p>
          </table:table-cell>
          <table:table-cell office:value-type="float" office:value="0.65425704" calcext:value-type="float">
            <text:p>0.65425704</text:p>
          </table:table-cell>
          <table:table-cell office:value-type="float" office:value="0.00037936" calcext:value-type="float">
            <text:p>0.00037936</text:p>
          </table:table-cell>
          <table:table-cell office:value-type="float" office:value="0.61490503" calcext:value-type="float">
            <text:p>0.61490503</text:p>
          </table:table-cell>
          <table:table-cell office:value-type="float" office:value="0.000006353" calcext:value-type="float">
            <text:p>6.35E-06</text:p>
          </table:table-cell>
          <table:table-cell office:value-type="float" office:value="0.38470926" calcext:value-type="float">
            <text:p>0.38470926</text:p>
          </table:table-cell>
          <table:table-cell office:value-type="float" office:value="0.00025912" calcext:value-type="float">
            <text:p>0.00025912</text:p>
          </table:table-cell>
          <table:table-cell office:value-type="float" office:value="0.00001998" calcext:value-type="float">
            <text:p>1.998E-05</text:p>
          </table:table-cell>
          <table:table-cell office:value-type="float" office:value="0.56388197" calcext:value-type="float">
            <text:p>0.56388197</text:p>
          </table:table-cell>
          <table:table-cell office:value-type="float" office:value="0.43583893" calcext:value-type="float">
            <text:p>0.4358389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21989495" calcext:value-type="float">
            <text:p>0.21989495</text:p>
          </table:table-cell>
          <table:table-cell office:value-type="float" office:value="0.00927486" calcext:value-type="float">
            <text:p>0.00927486</text:p>
          </table:table-cell>
          <table:table-cell office:value-type="float" office:value="0.06755351" calcext:value-type="float">
            <text:p>0.06755351</text:p>
          </table:table-cell>
          <table:table-cell office:value-type="float" office:value="0.70327668" calcext:value-type="float">
            <text:p>0.70327668</text:p>
          </table:table-cell>
          <table:table-cell office:value-type="float" office:value="0.00032053" calcext:value-type="float">
            <text:p>0.00032053</text:p>
          </table:table-cell>
          <table:table-cell office:value-type="float" office:value="0.5859293" calcext:value-type="float">
            <text:p>0.5859293</text:p>
          </table:table-cell>
          <table:table-cell office:value-type="float" office:value="0.000005678" calcext:value-type="float">
            <text:p>5.68E-06</text:p>
          </table:table-cell>
          <table:table-cell office:value-type="float" office:value="0.41374448" calcext:value-type="float">
            <text:p>0.41374448</text:p>
          </table:table-cell>
          <table:table-cell office:value-type="float" office:value="0.00022503" calcext:value-type="float">
            <text:p>0.00022503</text:p>
          </table:table-cell>
          <table:table-cell office:value-type="float" office:value="0.00001957" calcext:value-type="float">
            <text:p>1.957E-05</text:p>
          </table:table-cell>
          <table:table-cell office:value-type="float" office:value="0.51799614" calcext:value-type="float">
            <text:p>0.51799614</text:p>
          </table:table-cell>
          <table:table-cell office:value-type="float" office:value="0.48175927" calcext:value-type="float">
            <text:p>0.4817592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8319289" calcext:value-type="float">
            <text:p>0.18319289</text:p>
          </table:table-cell>
          <table:table-cell office:value-type="float" office:value="0.00874178" calcext:value-type="float">
            <text:p>0.00874178</text:p>
          </table:table-cell>
          <table:table-cell office:value-type="float" office:value="0.05945611" calcext:value-type="float">
            <text:p>0.05945611</text:p>
          </table:table-cell>
          <table:table-cell office:value-type="float" office:value="0.74860923" calcext:value-type="float">
            <text:p>0.74860923</text:p>
          </table:table-cell>
          <table:table-cell office:value-type="float" office:value="0.00026893" calcext:value-type="float">
            <text:p>0.00026893</text:p>
          </table:table-cell>
          <table:table-cell office:value-type="float" office:value="0.55617986" calcext:value-type="float">
            <text:p>0.55617986</text:p>
          </table:table-cell>
          <table:table-cell office:value-type="float" office:value="0.000005033" calcext:value-type="float">
            <text:p>5.03E-06</text:p>
          </table:table-cell>
          <table:table-cell office:value-type="float" office:value="0.44354618" calcext:value-type="float">
            <text:p>0.44354618</text:p>
          </table:table-cell>
          <table:table-cell office:value-type="float" office:value="0.00019348" calcext:value-type="float">
            <text:p>0.00019348</text:p>
          </table:table-cell>
          <table:table-cell office:value-type="float" office:value="0.00001903" calcext:value-type="float">
            <text:p>1.903E-05</text:p>
          </table:table-cell>
          <table:table-cell office:value-type="float" office:value="0.47052755" calcext:value-type="float">
            <text:p>0.47052755</text:p>
          </table:table-cell>
          <table:table-cell office:value-type="float" office:value="0.52925994" calcext:value-type="float">
            <text:p>0.529259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1506498" calcext:value-type="float">
            <text:p>0.1506498</text:p>
          </table:table-cell>
          <table:table-cell office:value-type="float" office:value="0.0081591" calcext:value-type="float">
            <text:p>0.0081591</text:p>
          </table:table-cell>
          <table:table-cell office:value-type="float" office:value="0.05158871" calcext:value-type="float">
            <text:p>0.05158871</text:p>
          </table:table-cell>
          <table:table-cell office:value-type="float" office:value="0.78960239" calcext:value-type="float">
            <text:p>0.78960239</text:p>
          </table:table-cell>
          <table:table-cell office:value-type="float" office:value="0.00022403" calcext:value-type="float">
            <text:p>0.00022403</text:p>
          </table:table-cell>
          <table:table-cell office:value-type="float" office:value="0.52585586" calcext:value-type="float">
            <text:p>0.52585586</text:p>
          </table:table-cell>
          <table:table-cell office:value-type="float" office:value="0.000004424" calcext:value-type="float">
            <text:p>4.42E-06</text:p>
          </table:table-cell>
          <table:table-cell office:value-type="float" office:value="0.47391568" calcext:value-type="float">
            <text:p>0.47391568</text:p>
          </table:table-cell>
          <table:table-cell office:value-type="float" office:value="0.00016459" calcext:value-type="float">
            <text:p>0.00016459</text:p>
          </table:table-cell>
          <table:table-cell office:value-type="float" office:value="0.00001838" calcext:value-type="float">
            <text:p>1.838E-05</text:p>
          </table:table-cell>
          <table:table-cell office:value-type="float" office:value="0.42233632" calcext:value-type="float">
            <text:p>0.42233632</text:p>
          </table:table-cell>
          <table:table-cell office:value-type="float" office:value="0.57748071" calcext:value-type="float">
            <text:p>0.5774807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223876" calcext:value-type="float">
            <text:p>0.1223876</text:p>
          </table:table-cell>
          <table:table-cell office:value-type="float" office:value="0.00754705" calcext:value-type="float">
            <text:p>0.00754705</text:p>
          </table:table-cell>
          <table:table-cell office:value-type="float" office:value="0.04416364" calcext:value-type="float">
            <text:p>0.04416364</text:p>
          </table:table-cell>
          <table:table-cell office:value-type="float" office:value="0.82590172" calcext:value-type="float">
            <text:p>0.82590172</text:p>
          </table:table-cell>
          <table:table-cell office:value-type="float" office:value="0.00018529" calcext:value-type="float">
            <text:p>0.00018529</text:p>
          </table:table-cell>
          <table:table-cell office:value-type="float" office:value="0.49517505" calcext:value-type="float">
            <text:p>0.49517505</text:p>
          </table:table-cell>
          <table:table-cell office:value-type="float" office:value="0.000003856" calcext:value-type="float">
            <text:p>3.86E-06</text:p>
          </table:table-cell>
          <table:table-cell office:value-type="float" office:value="0.50463581" calcext:value-type="float">
            <text:p>0.50463581</text:p>
          </table:table-cell>
          <table:table-cell office:value-type="float" office:value="0.00013846" calcext:value-type="float">
            <text:p>0.00013846</text:p>
          </table:table-cell>
          <table:table-cell table:style-name="ce1" office:value-type="float" office:value="0.0000176" calcext:value-type="float">
            <text:p>1.76E-05</text:p>
          </table:table-cell>
          <table:table-cell office:value-type="float" office:value="0.37438045" calcext:value-type="float">
            <text:p>0.37438045</text:p>
          </table:table-cell>
          <table:table-cell office:value-type="float" office:value="0.62546349" calcext:value-type="float">
            <text:p>0.625463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9831034" calcext:value-type="float">
            <text:p>0.09831034</text:p>
          </table:table-cell>
          <table:table-cell office:value-type="float" office:value="0.0069245" calcext:value-type="float">
            <text:p>0.0069245</text:p>
          </table:table-cell>
          <table:table-cell office:value-type="float" office:value="0.03733456" calcext:value-type="float">
            <text:p>0.03733456</text:p>
          </table:table-cell>
          <table:table-cell office:value-type="float" office:value="0.8574306" calcext:value-type="float">
            <text:p>0.8574306</text:p>
          </table:table-cell>
          <table:table-cell office:value-type="float" office:value="0.00015212" calcext:value-type="float">
            <text:p>0.00015212</text:p>
          </table:table-cell>
          <table:table-cell office:value-type="float" office:value="0.46436783" calcext:value-type="float">
            <text:p>0.46436783</text:p>
          </table:table-cell>
          <table:table-cell office:value-type="float" office:value="0.000003331" calcext:value-type="float">
            <text:p>3.33E-06</text:p>
          </table:table-cell>
          <table:table-cell office:value-type="float" office:value="0.53547671" calcext:value-type="float">
            <text:p>0.53547671</text:p>
          </table:table-cell>
          <table:table-cell office:value-type="float" office:value="0.00011514" calcext:value-type="float">
            <text:p>0.00011514</text:p>
          </table:table-cell>
          <table:table-cell table:style-name="ce1" office:value-type="float" office:value="0.00001672" calcext:value-type="float">
            <text:p>1.67E-05</text:p>
          </table:table-cell>
          <table:table-cell office:value-type="float" office:value="0.32764333" calcext:value-type="float">
            <text:p>0.32764333</text:p>
          </table:table-cell>
          <table:table-cell office:value-type="float" office:value="0.67222481" calcext:value-type="float">
            <text:p>0.672224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781545" calcext:value-type="float">
            <text:p>0.0781545</text:p>
          </table:table-cell>
          <table:table-cell office:value-type="float" office:value="0.00630778" calcext:value-type="float">
            <text:p>0.00630778</text:p>
          </table:table-cell>
          <table:table-cell office:value-type="float" office:value="0.03119559" calcext:value-type="float">
            <text:p>0.03119559</text:p>
          </table:table-cell>
          <table:table-cell office:value-type="float" office:value="0.88434212" calcext:value-type="float">
            <text:p>0.88434212</text:p>
          </table:table-cell>
          <table:table-cell office:value-type="float" office:value="0.00012398" calcext:value-type="float">
            <text:p>0.00012398</text:p>
          </table:table-cell>
          <table:table-cell office:value-type="float" office:value="0.43367063" calcext:value-type="float">
            <text:p>0.43367063</text:p>
          </table:table-cell>
          <table:table-cell office:value-type="float" office:value="0.000002854" calcext:value-type="float">
            <text:p>2.85E-06</text:p>
          </table:table-cell>
          <table:table-cell office:value-type="float" office:value="0.56620253" calcext:value-type="float">
            <text:p>0.56620253</text:p>
          </table:table-cell>
          <table:table-cell office:value-type="float" office:value="0.00009464" calcext:value-type="float">
            <text:p>9.464E-05</text:p>
          </table:table-cell>
          <table:table-cell table:style-name="ce1" office:value-type="float" office:value="0.00001575" calcext:value-type="float">
            <text:p>1.58E-05</text:p>
          </table:table-cell>
          <table:table-cell office:value-type="float" office:value="0.28305305" calcext:value-type="float">
            <text:p>0.28305305</text:p>
          </table:table-cell>
          <table:table-cell office:value-type="float" office:value="0.71683656" calcext:value-type="float">
            <text:p>0.716836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6154549" calcext:value-type="float">
            <text:p>0.06154549</text:p>
          </table:table-cell>
          <table:table-cell office:value-type="float" office:value="0.00570999" calcext:value-type="float">
            <text:p>0.00570999</text:p>
          </table:table-cell>
          <table:table-cell office:value-type="float" office:value="0.02578731" calcext:value-type="float">
            <text:p>0.02578731</text:p>
          </table:table-cell>
          <table:table-cell office:value-type="float" office:value="0.90695721" calcext:value-type="float">
            <text:p>0.90695721</text:p>
          </table:table-cell>
          <table:table-cell office:value-type="float" office:value="0.00010031" calcext:value-type="float">
            <text:p>0.00010031</text:p>
          </table:table-cell>
          <table:table-cell office:value-type="float" office:value="0.40331869" calcext:value-type="float">
            <text:p>0.40331869</text:p>
          </table:table-cell>
          <table:table-cell office:value-type="float" office:value="0.000002424" calcext:value-type="float">
            <text:p>2.42E-06</text:p>
          </table:table-cell>
          <table:table-cell office:value-type="float" office:value="0.59657858" calcext:value-type="float">
            <text:p>0.59657858</text:p>
          </table:table-cell>
          <table:table-cell office:value-type="float" office:value="0.00007689" calcext:value-type="float">
            <text:p>7.689E-05</text:p>
          </table:table-cell>
          <table:table-cell table:style-name="ce1" office:value-type="float" office:value="0.00001471" calcext:value-type="float">
            <text:p>1.47E-05</text:p>
          </table:table-cell>
          <table:table-cell office:value-type="float" office:value="0.2414072" calcext:value-type="float">
            <text:p>0.2414072</text:p>
          </table:table-cell>
          <table:table-cell office:value-type="float" office:value="0.7585012" calcext:value-type="float">
            <text:p>0.758501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4805056" calcext:value-type="float">
            <text:p>0.04805056</text:p>
          </table:table-cell>
          <table:table-cell office:value-type="float" office:value="0.00514089" calcext:value-type="float">
            <text:p>0.00514089</text:p>
          </table:table-cell>
          <table:table-cell office:value-type="float" office:value="0.02110677" calcext:value-type="float">
            <text:p>0.02110677</text:p>
          </table:table-cell>
          <table:table-cell office:value-type="float" office:value="0.92570177" calcext:value-type="float">
            <text:p>0.92570177</text:p>
          </table:table-cell>
          <table:table-cell office:value-type="float" office:value="0.00008056" calcext:value-type="float">
            <text:p>8.056E-05</text:p>
          </table:table-cell>
          <table:table-cell office:value-type="float" office:value="0.3735389" calcext:value-type="float">
            <text:p>0.3735389</text:p>
          </table:table-cell>
          <table:table-cell office:value-type="float" office:value="0.000002041" calcext:value-type="float">
            <text:p>2.04E-06</text:p>
          </table:table-cell>
          <table:table-cell office:value-type="float" office:value="0.6263785" calcext:value-type="float">
            <text:p>0.6263785</text:p>
          </table:table-cell>
          <table:table-cell office:value-type="float" office:value="0.00006177" calcext:value-type="float">
            <text:p>6.177E-05</text:p>
          </table:table-cell>
          <table:table-cell table:style-name="ce1" office:value-type="float" office:value="0.00001362" calcext:value-type="float">
            <text:p>1.36E-05</text:p>
          </table:table-cell>
          <table:table-cell office:value-type="float" office:value="0.20331561" calcext:value-type="float">
            <text:p>0.20331561</text:p>
          </table:table-cell>
          <table:table-cell office:value-type="float" office:value="0.79660899" calcext:value-type="float">
            <text:p>0.796608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3722212" calcext:value-type="float">
            <text:p>0.03722212</text:p>
          </table:table-cell>
          <table:table-cell office:value-type="float" office:value="0.00460707" calcext:value-type="float">
            <text:p>0.00460707</text:p>
          </table:table-cell>
          <table:table-cell office:value-type="float" office:value="0.01711911" calcext:value-type="float">
            <text:p>0.01711911</text:p>
          </table:table-cell>
          <table:table-cell office:value-type="float" office:value="0.9410517" calcext:value-type="float">
            <text:p>0.9410517</text:p>
          </table:table-cell>
          <table:table-cell office:value-type="float" office:value="0.00006423" calcext:value-type="float">
            <text:p>6.423E-05</text:p>
          </table:table-cell>
          <table:table-cell office:value-type="float" office:value="0.3445431" calcext:value-type="float">
            <text:p>0.3445431</text:p>
          </table:table-cell>
          <table:table-cell office:value-type="float" office:value="0.000001704" calcext:value-type="float">
            <text:p>1.70E-06</text:p>
          </table:table-cell>
          <table:table-cell office:value-type="float" office:value="0.65539097" calcext:value-type="float">
            <text:p>0.65539097</text:p>
          </table:table-cell>
          <table:table-cell office:value-type="float" office:value="0.00004909" calcext:value-type="float">
            <text:p>4.909E-05</text:p>
          </table:table-cell>
          <table:table-cell office:value-type="float" office:value="0.00001252" calcext:value-type="float">
            <text:p>1.252E-05</text:p>
          </table:table-cell>
          <table:table-cell office:value-type="float" office:value="0.16916969" calcext:value-type="float">
            <text:p>0.16916969</text:p>
          </table:table-cell>
          <table:table-cell office:value-type="float" office:value="0.8307687" calcext:value-type="float">
            <text:p>0.83076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6">00/00/0000</text:date>, <text:time style:data-style-name="N2" text:time-value="18:31:48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2T16:48:12.978000000</meta:creation-date>
    <dc:date>2023-10-16T18:34:42.781000000</dc:date>
    <meta:editing-duration>PT3M27S</meta:editing-duration>
    <meta:editing-cycles>2</meta:editing-cycles>
    <meta:generator>LibreOffice/6.1.6.3$Windows_X86_64 LibreOffice_project/5896ab1714085361c45cf540f76f60673dd96a72</meta:generator>
    <meta:document-statistic meta:table-count="1" meta:cell-count="630" meta:object-count="0"/>
  </office:meta>
</office:document-meta>
</file>